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enseigneCliente" style:family="table">
      <style:table-properties style:width="17.009cm" fo:margin-left="0cm" table:align="left"/>
    </style:style>
    <style:style style:name="enseigneCliente.A" style:family="table-column">
      <style:table-column-properties style:column-width="4.523cm"/>
    </style:style>
    <style:style style:name="enseigneCliente.B" style:family="table-column">
      <style:table-column-properties style:column-width="12.487cm"/>
    </style:style>
    <style:style style:name="enseigneCliente.A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enseigneCliente.A2" style:family="table-cell">
      <style:table-cell-properties fo:padding="0.097cm" fo:border-left="0.05pt solid #000000" fo:border-right="none" fo:border-top="none" fo:border-bottom="0.05pt solid #000000"/>
    </style:style>
    <style:style style:name="enseigneCliente.B2" style:family="table-cell">
      <style:table-cell-properties fo:padding="0.097cm" fo:border-left="0.05pt solid #000000" fo:border-right="0.05pt solid #000000" fo:border-top="none" fo:border-bottom="0.05pt solid #000000"/>
    </style:style>
    <style:style style:name="enseigneCliente.A3" style:family="table-cell">
      <style:table-cell-properties fo:padding="0.097cm" fo:border-left="0.05pt solid #000000" fo:border-right="none" fo:border-top="none" fo:border-bottom="0.05pt solid #000000"/>
    </style:style>
    <style:style style:name="enseigneCliente.B3" style:family="table-cell">
      <style:table-cell-properties fo:padding="0.097cm" fo:border-left="0.05pt solid #000000" fo:border-right="0.05pt solid #000000" fo:border-top="none" fo:border-bottom="0.05pt solid #000000"/>
    </style:style>
    <style:style style:name="enseigneCliente.A4" style:family="table-cell">
      <style:table-cell-properties fo:padding="0.097cm" fo:border-left="0.05pt solid #000000" fo:border-right="none" fo:border-top="none" fo:border-bottom="0.05pt solid #000000"/>
    </style:style>
    <style:style style:name="enseigneCliente.B4" style:family="table-cell">
      <style:table-cell-properties fo:padding="0.097cm" fo:border-left="0.05pt solid #000000" fo:border-right="0.05pt solid #000000" fo:border-top="none" fo:border-bottom="0.05pt solid #000000"/>
    </style:style>
    <style:style style:name="enseigneCliente.A5" style:family="table-cell">
      <style:table-cell-properties fo:padding="0.097cm" fo:border-left="0.05pt solid #000000" fo:border-right="none" fo:border-top="none" fo:border-bottom="0.05pt solid #000000"/>
    </style:style>
    <style:style style:name="enseigneCliente.B5" style:family="table-cell">
      <style:table-cell-properties fo:padding="0.097cm" fo:border-left="0.05pt solid #000000" fo:border-right="0.05pt solid #000000" fo:border-top="none" fo:border-bottom="0.05pt solid #000000"/>
    </style:style>
    <style:style style:name="enseigneCliente.A6" style:family="table-cell">
      <style:table-cell-properties fo:padding="0.097cm" fo:border-left="0.05pt solid #000000" fo:border-right="none" fo:border-top="none" fo:border-bottom="0.05pt solid #000000"/>
    </style:style>
    <style:style style:name="enseigneCliente.B6" style:family="table-cell">
      <style:table-cell-properties fo:padding="0.097cm" fo:border-left="0.05pt solid #000000" fo:border-right="0.05pt solid #000000" fo:border-top="none" fo:border-bottom="0.05pt solid #000000"/>
    </style:style>
    <style:style style:name="enseigneCliente.A7" style:family="table-cell">
      <style:table-cell-properties fo:padding="0.097cm" fo:border-left="0.05pt solid #000000" fo:border-right="none" fo:border-top="none" fo:border-bottom="0.05pt solid #000000"/>
    </style:style>
    <style:style style:name="enseigneCliente.B7" style:family="table-cell">
      <style:table-cell-properties fo:padding="0.097cm" fo:border-left="0.05pt solid #000000" fo:border-right="0.05pt solid #000000" fo:border-top="none" fo:border-bottom="0.05pt solid #000000"/>
    </style:style>
    <style:style style:name="enseigneCliente.A8" style:family="table-cell">
      <style:table-cell-properties fo:padding="0.097cm" fo:border-left="0.05pt solid #000000" fo:border-right="none" fo:border-top="none" fo:border-bottom="0.05pt solid #000000"/>
    </style:style>
    <style:style style:name="enseigneCliente.B8" style:family="table-cell">
      <style:table-cell-properties fo:padding="0.097cm" fo:border-left="0.05pt solid #000000" fo:border-right="0.05pt solid #000000" fo:border-top="none" fo:border-bottom="0.05pt solid #000000"/>
    </style:style>
    <style:style style:name="enseigneCliente.A9" style:family="table-cell">
      <style:table-cell-properties fo:padding="0.097cm" fo:border-left="0.05pt solid #000000" fo:border-right="none" fo:border-top="none" fo:border-bottom="0.05pt solid #000000"/>
    </style:style>
    <style:style style:name="enseigneCliente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498cm"/>
    </style:style>
    <style:style style:name="Table1.B" style:family="table-column">
      <style:table-column-properties style:column-width="12.515cm"/>
    </style:style>
    <style:style style:name="Table1.A1" style:family="table-cell">
      <style:table-cell-properties fo:background-color="#cfe7f5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Header">
      <style:paragraph-properties fo:text-align="center" style:justify-single-word="false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Standard">
      <style:text-properties fo:font-size="11pt" style:font-size-asian="11pt" style:font-size-complex="11pt"/>
    </style:style>
    <style:style style:name="P14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9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margin-left="2.501cm" fo:margin-right="0cm" fo:text-indent="0cm" style:auto-text-indent="false"/>
    </style:style>
    <style:style style:name="P21" style:family="paragraph" style:parent-style-name="Table_20_Contents">
      <style:paragraph-properties fo:margin-left="2.501cm" fo:margin-right="0cm" fo:text-align="start" style:justify-single-word="false" fo:text-indent="0cm" style:auto-text-indent="false"/>
    </style:style>
    <style:style style:name="P22" style:family="paragraph" style:parent-style-name="Standard">
      <style:paragraph-properties fo:margin-left="2.501cm" fo:margin-right="0cm" fo:text-indent="0cm" style:auto-text-indent="false"/>
    </style:style>
    <style:style style:name="P23" style:family="paragraph" style:parent-style-name="Preformatted_20_Text">
      <style:text-properties style:font-name="Liberation Serif" fo:font-size="11pt" style:font-size-asian="11pt" style:font-size-complex="11pt"/>
    </style:style>
    <style:style style:name="P24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Preformatted_20_Text">
      <style:text-properties style:font-name="Liberation Serif" fo:font-size="11pt" style:font-size-asian="11pt" style:font-size-complex="11pt"/>
    </style:style>
    <style:style style:name="P27" style:family="paragraph" style:parent-style-name="Text_20_body">
      <style:paragraph-properties fo:text-align="start" style:justify-single-word="false"/>
      <style:text-properties style:font-name="Liberation Serif" fo:font-size="11pt" style:font-size-asian="11pt" style:font-size-complex="11pt"/>
    </style:style>
    <style:style style:name="P28" style:family="paragraph" style:parent-style-name="Heading_20_1" style:master-page-name="Standard">
      <style:paragraph-properties style:page-number="auto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Introduction</text:h>
      <text:h text:style-name="Heading_20_2" text:outline-level="2">Présentation</text:h>
      <text:p text:style-name="Text_20_body">La société CuisinAvenir, dont l’activité est l’élaboration de cuisines complètes pour les professionnels du BTP, veut passer d’une gestion entièrement manuelle des stocks, de la production et du suivi à une informatisation quasi-totale de son activité ainsi qu’à la vente via Internet aux particuliers.</text:p>
      <text:h text:style-name="Heading_20_3" text:outline-level="3">Objectifs du document</text:h>
      <text:p text:style-name="Text_20_body">Ce document a pour but de décrire l'analyse fonctionnelle de la solution technique proposée à l'enseigne « CuisinAvenir » dans son projet d’informatisation et d'ouverture Internet.</text:p>
      <text:h text:style-name="Heading_20_3" text:outline-level="3">Cible du document</text:h>
      <text:p text:style-name="Text_20_body">Ce document a pour cible notre contact avec l'enseigne CuisinAvenir : M. Jack Jones</text:p>
      <text:h text:style-name="Heading_20_3" text:outline-level="3">Terminologie et acronyme</text:h>
      <text:p text:style-name="Text_20_body">CU<text:tab/>Cas d'Utilisation</text:p>
      <text:p text:style-name="Text_20_body">MQ<text:tab/>Maquette</text:p>
      <text:p text:style-name="Text_20_body">DS<text:tab/>Diagramme Séquence</text:p>
      <text:p text:style-name="Text_20_body">DI<text:tab/>Diagramme Intéraction</text:p>
      <text:p text:style-name="Text_20_body">MD<text:tab/>Modèle du Domaine</text:p>
      <text:p text:style-name="Text_20_body">CP<text:tab/>Classes Participantes</text:p>
      <text:p text:style-name="Text_20_body"/>
      <text:h text:style-name="Heading_20_3" text:outline-level="3">Documents de référence</text:h>
      <text:h text:style-name="P25" text:outline-level="2">Acteurs</text:h>
      <text:h text:style-name="Heading_20_3" text:outline-level="3">Enseigne cliente</text:h>
      <table:table table:name="enseigneCliente" table:style-name="enseigneCliente">
        <table:table-column table:style-name="enseigneCliente.A"/>
        <table:table-column table:style-name="enseigneCliente.B"/>
        <table:table-row>
          <table:table-cell table:style-name="enseigneCliente.A1" table:number-columns-spanned="2" office:value-type="string">
            <text:p text:style-name="P10">CuisinAvenir</text:p>
          </table:table-cell>
          <table:covered-table-cell/>
        </table:table-row>
        <table:table-row>
          <table:table-cell table:style-name="enseigneCliente.A2" office:value-type="string">
            <text:p text:style-name="P15">Création</text:p>
          </table:table-cell>
          <table:table-cell table:style-name="enseigneCliente.B2" office:value-type="string">
            <text:p text:style-name="P21">Mercredi 18 septembre 2013</text:p>
          </table:table-cell>
        </table:table-row>
        <table:table-row>
          <table:table-cell table:style-name="enseigneCliente.A3" office:value-type="string">
            <text:p text:style-name="P9">Fondateur</text:p>
          </table:table-cell>
          <table:table-cell table:style-name="enseigneCliente.B3" office:value-type="string">
            <text:p text:style-name="P21">Jack Jones</text:p>
          </table:table-cell>
        </table:table-row>
        <table:table-row>
          <table:table-cell table:style-name="enseigneCliente.A4" office:value-type="string">
            <text:p text:style-name="P9">Forme juridique</text:p>
          </table:table-cell>
          <table:table-cell table:style-name="enseigneCliente.B4" office:value-type="string">
            <text:p text:style-name="P21">Société anonyme</text:p>
          </table:table-cell>
        </table:table-row>
        <table:table-row>
          <table:table-cell table:style-name="enseigneCliente.A5" office:value-type="string">
            <text:p text:style-name="P9">Slogan</text:p>
          </table:table-cell>
          <table:table-cell table:style-name="enseigneCliente.B5" office:value-type="string">
            <text:p text:style-name="P21">La cuisine du futur</text:p>
          </table:table-cell>
        </table:table-row>
        <table:table-row>
          <table:table-cell table:style-name="enseigneCliente.A6" office:value-type="string">
            <text:p text:style-name="P9">Direction</text:p>
          </table:table-cell>
          <table:table-cell table:style-name="enseigneCliente.B6" office:value-type="string">
            <text:p text:style-name="P21">Jack Jones</text:p>
          </table:table-cell>
        </table:table-row>
        <table:table-row>
          <table:table-cell table:style-name="enseigneCliente.A7" office:value-type="string">
            <text:p text:style-name="P9">Activité</text:p>
          </table:table-cell>
          <table:table-cell table:style-name="enseigneCliente.B7" office:value-type="string">
            <text:p text:style-name="P21">Cuisiniste modulaire</text:p>
          </table:table-cell>
        </table:table-row>
        <table:table-row>
          <table:table-cell table:style-name="enseigneCliente.A8" office:value-type="string">
            <text:p text:style-name="P9">Produits</text:p>
          </table:table-cell>
          <table:table-cell table:style-name="enseigneCliente.B8" office:value-type="string">
            <text:p text:style-name="P21">Modules de cuisine</text:p>
          </table:table-cell>
        </table:table-row>
        <table:table-row>
          <table:table-cell table:style-name="enseigneCliente.A9" office:value-type="string">
            <text:p text:style-name="P9">Effectif</text:p>
          </table:table-cell>
          <table:table-cell table:style-name="enseigneCliente.B9" office:value-type="string">
            <text:p text:style-name="P21">10</text:p>
          </table:table-cell>
        </table:table-row>
      </table:table>
      <text:p text:style-name="Standard"/>
      <text:h text:style-name="Heading_20_3" text:outline-level="3">Equipe de travail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0">YSECO</text:p>
          </table:table-cell>
          <table:covered-table-cell/>
        </table:table-row>
        <table:table-row>
          <table:table-cell table:style-name="Table1.A2" office:value-type="string">
            <text:p text:style-name="P9">Olivier Michalon</text:p>
          </table:table-cell>
          <table:table-cell table:style-name="Table1.B2" office:value-type="string">
            <text:p text:style-name="P20">Chef de projet</text:p>
            <text:p text:style-name="P20">olivier.michalon@lif.univ-mrs.fr</text:p>
          </table:table-cell>
        </table:table-row>
        <table:table-row>
          <table:table-cell table:style-name="Table1.A3" office:value-type="string">
            <text:p text:style-name="P15">Bentahila Yahya</text:p>
          </table:table-cell>
          <table:table-cell table:style-name="Table1.B3" office:value-type="string">
            <text:list xml:id="list17629573321" text:style-name="L1">
              <text:list-header>
                <text:p text:style-name="P24">yahya.bentahila@gmail.com</text:p>
              </text:list-header>
            </text:list>
          </table:table-cell>
        </table:table-row>
        <table:table-row>
          <table:table-cell table:style-name="Table1.A4" office:value-type="string">
            <text:p text:style-name="P15">Delecraz Sébastien</text:p>
          </table:table-cell>
          <table:table-cell table:style-name="Table1.B4" office:value-type="string">
            <text:p text:style-name="P22">sebastien.delecraz@gmail.com</text:p>
          </table:table-cell>
        </table:table-row>
        <table:table-row>
          <table:table-cell table:style-name="Table1.A5" office:value-type="string">
            <text:p text:style-name="P15">Guieu Christophe</text:p>
          </table:table-cell>
          <table:table-cell table:style-name="Table1.B5" office:value-type="string">
            <text:p text:style-name="P22">christophe.guieu@etu.univ-mrs.com</text:p>
          </table:table-cell>
        </table:table-row>
        <table:table-row>
          <table:table-cell table:style-name="Table1.A6" office:value-type="string">
            <text:p text:style-name="P15">Perdereau Éloi</text:p>
          </table:table-cell>
          <table:table-cell table:style-name="Table1.B6" office:value-type="string">
            <text:p text:style-name="P22">eloi@perderau.eu</text:p>
          </table:table-cell>
        </table:table-row>
        <table:table-row>
          <table:table-cell table:style-name="Table1.A7" office:value-type="string">
            <text:p text:style-name="P15">Sissoko Oumar</text:p>
          </table:table-cell>
          <table:table-cell table:style-name="Table1.B7" office:value-type="string">
            <text:p text:style-name="P22">sissoko_o@yahoo.fr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967cm" style:rel-column-width="15292*"/>
    </style:style>
    <style:style style:name="Tableau5.B" style:family="table-column">
      <style:table-column-properties style:column-width="10.65cm" style:rel-column-width="41056*"/>
    </style:style>
    <style:style style:name="Tableau5.C" style:family="table-column">
      <style:table-column-properties style:column-width="2.383cm" style:rel-column-width="9187*"/>
    </style:style>
    <style:style style:name="Tableau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1"/>
              <text:p text:style-name="MP1">CuisinAvenir</text:p>
              <text:p text:style-name="MP1"/>
            </table:table-cell>
            <table:table-cell table:style-name="Tableau5.A1" office:value-type="string">
              <text:p text:style-name="Table_20_Heading">GL – Projet 1</text:p>
              <text:p text:style-name="MP2"/>
              <text:p text:style-name="Table_20_Heading">Introduction</text:p>
              <text:p text:style-name="MP2"/>
            </table:table-cell>
            <table:table-cell table:style-name="Tableau5.A1" office:value-type="string">
              <text:p text:style-name="MP3"/>
              <text:p text:style-name="MP3">YSECO</text:p>
            </table:table-cell>
          </table:table-row>
        </table:table>
        <text:p text:style-name="MP4"/>
      </style:header>
      <style:footer>
        <text:p text:style-name="MP5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2T15:30:04</meta:creation-date>
    <meta:editing-duration>PT1H18M17S</meta:editing-duration>
    <meta:editing-cycles>22</meta:editing-cycles>
    <meta:generator>LibreOffice/3.5$Linux_x86 LibreOffice_project/350m1$Build-2</meta:generator>
    <dc:title>introduction</dc:title>
    <meta:initial-creator>rhinoceros </meta:initial-creator>
    <dc:date>2013-09-24T13:42:14</dc:date>
    <dc:creator>GUIEU Christophe</dc:creator>
    <meta:document-statistic meta:table-count="3" meta:image-count="0" meta:object-count="0" meta:page-count="2" meta:paragraph-count="54" meta:word-count="183" meta:character-count="1345" meta:non-whitespace-character-count="1217"/>
    <meta:template xlink:type="simple" xlink:actuate="onRequest" xlink:title="entete P1" xlink:href="../../../../../../../../../home/rhinoceros/.config/libreoffice/4/user/template/entete%20P1.ott" meta:date="2013-09-22T15:30:03"/>
  </office:meta>
</office:document-meta>
</file>